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77b2" officeooo:paragraph-rsid="001b77b2"/>
    </style:style>
    <style:style style:name="P2" style:family="paragraph" style:parent-style-name="Standard">
      <style:text-properties fo:color="#ff0000" loext:opacity="100%"/>
    </style:style>
    <style:style style:name="P3" style:family="paragraph" style:parent-style-name="Standard">
      <style:text-properties fo:color="#ed7d31" loext:opacity="100%"/>
    </style:style>
    <style:style style:name="T1" style:family="text">
      <style:text-properties fo:color="#ff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ash: export: `HADOOP_OPTS-Djava.library.path=/home/hdoop/hadoop-3.2.3/lib/nativ': not a valid identifier</text:p>
      <text:p text:style-name="Standard">hdoop@Vilas:~$ </text:p>
      <text:p text:style-name="Standard">hdoop@Vilas:~$ <text:span text:style-name="T1">start-all.sh <text:s/></text:span></text:p>
      <text:p text:style-name="Standard">WARNING: Attempting to start all Apache Hadoop daemons as hdoop in 10 seconds.</text:p>
      <text:p text:style-name="Standard">WARNING: This is not a recommended production deployment configuration.</text:p>
      <text:p text:style-name="Standard">WARNING: Use CTRL-C to abort.</text:p>
      <text:p text:style-name="Standard">Starting namenodes on [localhost]</text:p>
      <text:p text:style-name="Standard">Starting datanodes</text:p>
      <text:p text:style-name="Standard">Starting secondary namenodes [Vilas]</text:p>
      <text:p text:style-name="Standard">2023-02-15 14:33:57,544 WARN util.NativeCodeLoader: Unable to load native-hadoop library for your platform... using builtin-java classes where applicable</text:p>
      <text:p text:style-name="Standard">Starting resourcemanager</text:p>
      <text:p text:style-name="Standard">Starting nodemanagers</text:p>
      <text:p text:style-name="Standard">hdoop@Vilas:~$ <text:span text:style-name="T1">jps</text:span></text:p>
      <text:p text:style-name="Standard">2832 SecondaryNameNode</text:p>
      <text:p text:style-name="Standard">3171 NodeManager</text:p>
      <text:p text:style-name="Standard">2602 DataNode</text:p>
      <text:p text:style-name="Standard">3516 Jps</text:p>
      <text:p text:style-name="Standard">3022 ResourceManager</text:p>
      <text:p text:style-name="Standard">2463 NameNode</text:p>
      <text:p text:style-name="Standard">hdoop@Vilas:~$ <text:span text:style-name="T1">ls -lrt</text:span></text:p>
      <text:p text:style-name="Standard">total 324912</text:p>
      <text:p text:style-name="Standard">-rw-rw-r-- <text:s/>1 hdoop hdoop 278813748 Aug 27 <text:s/>2019 apache-hive-3.1.2-bin.tar.gz</text:p>
      <text:p text:style-name="Standard">drwxr-xr-x 10 hdoop hdoop <text:s text:c="5"/>4096 Dec 23 15:56 hadoop-3.2.3</text:p>
      <text:p text:style-name="Standard">drwxrwxr-x <text:s/>3 hdoop hdoop <text:s text:c="5"/>4096 Dec 23 16:14 dfsdata</text:p>
      <text:p text:style-name="Standard">drwxrwxr-x <text:s/>4 hdoop hdoop <text:s text:c="5"/>4096 Dec 23 16:14 tmpdata</text:p>
      <text:p text:style-name="Standard">drwxr-xr-x <text:s/>2 hdoop hdoop <text:s text:c="5"/>4096 Dec 23 16:18 Videos</text:p>
      <text:p text:style-name="Standard">drwxr-xr-x <text:s/>2 hdoop hdoop <text:s text:c="5"/>4096 Dec 23 16:18 Templates</text:p>
      <text:p text:style-name="Standard">drwxr-xr-x <text:s/>2 hdoop hdoop <text:s text:c="5"/>4096 Dec 23 16:18 Public</text:p>
      <text:p text:style-name="Standard"><text:soft-page-break/>drwxr-xr-x <text:s/>2 hdoop hdoop <text:s text:c="5"/>4096 Dec 23 16:18 Pictures</text:p>
      <text:p text:style-name="Standard">drwxr-xr-x <text:s/>2 hdoop hdoop <text:s text:c="5"/>4096 Dec 23 16:18 Music</text:p>
      <text:p text:style-name="Standard">drwxr-xr-x <text:s/>2 hdoop hdoop <text:s text:c="5"/>4096 Dec 23 16:18 Documents</text:p>
      <text:p text:style-name="Standard">drwxr-xr-x <text:s/>2 root <text:s/>root <text:s text:c="6"/>4096 Dec 23 16:52 max</text:p>
      <text:p text:style-name="Standard">drwxr-xr-x <text:s/>3 hdoop hdoop <text:s text:c="5"/>4096 Dec 24 20:11 Downloads</text:p>
      <text:p text:style-name="Standard">drwxr-xr-x <text:s/>3 hdoop hdoop <text:s text:c="5"/>4096 Dec 24 20:46 Desktop</text:p>
      <text:p text:style-name="Standard">-rw-r--r-- <text:s/>1 root <text:s/>root <text:s text:c="8"/>45 Dec 25 11:49 manifest.txt</text:p>
      <text:p text:style-name="Standard">-rw-r--r-- <text:s/>1 root <text:s/>root <text:s text:c="8"/>45 Dec 25 13:45 Manifest.txt</text:p>
      <text:p text:style-name="Standard">drwxrwxrwx <text:s/>3 hdoop root <text:s text:c="6"/>4096 Dec 25 14:56 analyzelogs</text:p>
      <text:p text:style-name="Standard">drwxr-xr-x <text:s/>2 root <text:s/>root <text:s text:c="6"/>4096 Dec 25 15:04 input2000</text:p>
      <text:p text:style-name="Standard">-rw-rw-r-- <text:s/>1 hdoop hdoop <text:s text:c="8"/>0 Dec 26 19:50 set</text:p>
      <text:p text:style-name="Standard">-rw-rw-r-- <text:s/>1 hdoop hdoop <text:s text:c="8"/>0 Dec 26 19:50 select</text:p>
      <text:p text:style-name="Standard">drwxrwxr-x 11 hdoop hdoop <text:s text:c="5"/>4096 Jan <text:s/>9 11:33 apache-hive-3.1.2-bin</text:p>
      <text:p text:style-name="Standard">-rw-rw-r-- <text:s/>1 hdoop hdoop <text:s text:c="3"/>196608 Jan <text:s/>9 12:18 wget-log</text:p>
      <text:p text:style-name="Standard">-rw-rw-r-- <text:s/>1 hdoop hdoop <text:s/>53592064 Jan <text:s/>9 12:18 apache-hive-3.1.2-bin.tar.gz.1</text:p>
      <text:p text:style-name="Standard">drwxrwxr-x <text:s/>5 hdoop hdoop <text:s text:c="5"/>4096 Feb 15 13:16 metastore_db</text:p>
      <text:p text:style-name="Standard">-rw-rw-r-- <text:s/>1 hdoop hdoop <text:s text:c="4"/>19981 Feb 15 13:16 derby.log</text:p>
      <text:p text:style-name="Standard">hdoop@Vilas:~$ <text:span text:style-name="T1">schematool -initSchema -dbType derby</text:span></text:p>
      <text:p text:style-name="Standard">SLF4J: Class path contains multiple SLF4J bindings.</text:p>
      <text:p text:style-name="Standard">SLF4J: Found binding in [jar:file:/home/hdoop/apache-hive-3.1.2-bin/lib/log4j-slf4j-impl-2.10.0.jar!/org/slf4j/impl/StaticLoggerBinder.class]</text:p>
      <text:p text:style-name="Standard">SLF4J: Found binding in [jar:file:/home/hdoop/hadoop-3.2.3/share/hadoop/common/lib/slf4j-log4j12-1.7.25.jar!/org/slf4j/impl/StaticLoggerBinder.class]</text:p>
      <text:p text:style-name="Standard">SLF4J: See http://www.slf4j.org/codes.html#multiple_bindings for an explanation.</text:p>
      <text:p text:style-name="Standard">SLF4J: Actual binding is of type [org.apache.logging.slf4j.Log4jLoggerFactory]</text:p>
      <text:p text:style-name="Standard">Metastore connection URL:<text:tab/> jdbc:derby:;databaseName=metastore_db;create=true</text:p>
      <text:p text:style-name="Standard">Metastore Connection Driver :<text:tab/> org.apache.derby.jdbc.EmbeddedDriver</text:p>
      <text:p text:style-name="Standard">Metastore connection User:<text:tab/> APP</text:p>
      <text:p text:style-name="Standard">Starting metastore schema initialization to 3.1.0</text:p>
      <text:p text:style-name="Standard"><text:soft-page-break/>Initialization script hive-schema-3.1.0.derby.sql</text:p>
      <text:p text:style-name="Standard"/>
      <text:p text:style-name="Standard"><text:s/></text:p>
      <text:p text:style-name="Standard">Error: FUNCTION 'NUCLEUS_ASCII' already exists. (state=X0Y68,code=30000)</text:p>
      <text:p text:style-name="Standard">org.apache.hadoop.hive.metastore.HiveMetaException: Schema initialization FAILED! Metastore state would be inconsistent !!</text:p>
      <text:p text:style-name="Standard">Underlying cause: java.io.IOException : Schema script failed, errorcode 2</text:p>
      <text:p text:style-name="Standard">Use --verbose for detailed stacktrace.</text:p>
      <text:p text:style-name="Standard">*** schemaTool failed ***</text:p>
      <text:p text:style-name="Standard">hdoop@Vilas:~$ </text:p>
      <text:p text:style-name="Standard"/>
      <text:p text:style-name="Standard">bash: export: `HADOOP_OPTS-Djava.library.path=/home/hdoop/hadoop-3.2.3/lib/nativ': not a valid identifier</text:p>
      <text:p text:style-name="Standard">hdoop@Vilas:<text:span text:style-name="T1">~/apache-hive-3.1.2-bin/bin$ hive</text:span></text:p>
      <text:p text:style-name="Standard">SLF4J: Class path contains multiple SLF4J bindings.</text:p>
      <text:p text:style-name="Standard">SLF4J: Found binding in [jar:file:/home/hdoop/apache-hive-3.1.2-bin/lib/log4j-slf4j-impl-2.10.0.jar!/org/slf4j/impl/StaticLoggerBinder.class]</text:p>
      <text:p text:style-name="Standard">SLF4J: Found binding in [jar:file:/home/hdoop/hadoop-3.2.3/share/hadoop/common/lib/slf4j-log4j12-1.7.25.jar!/org/slf4j/impl/StaticLoggerBinder.class]</text:p>
      <text:p text:style-name="Standard">SLF4J: See http://www.slf4j.org/codes.html#multiple_bindings for an explanation.</text:p>
      <text:p text:style-name="Standard">SLF4J: Actual binding is of type [org.apache.logging.slf4j.Log4jLoggerFactory]</text:p>
      <text:p text:style-name="Standard">Hive Session ID = a8d51fac-f25a-4556-b1e2-3ec88a77929c</text:p>
      <text:p text:style-name="Standard"/>
      <text:p text:style-name="Standard">Logging initialized using configuration in jar:file:/home/hdoop/apache-hive-3.1.2-bin/lib/hive-common-3.1.2.jar!/hive-log4j2.properties Async: true</text:p>
      <text:p text:style-name="Standard">Hive Session ID = 34fd0257-027f-407f-ab0b-b458e5a10d62</text:p>
      <text:p text:style-name="Standard">Hive-on-MR is deprecated in Hive 2 and may not be available in the future versions. Consider using a different execution engine (i.e. spark, tez) or using Hive 1.X releases.</text:p>
      <text:p text:style-name="P2">hive&gt; show <text:s/>databases;</text:p>
      <text:p text:style-name="Standard">OK</text:p>
      <text:p text:style-name="Standard"><text:soft-page-break/>default</text:p>
      <text:p text:style-name="Standard">Time taken: 0.538 seconds, Fetched: 1 row(s)</text:p>
      <text:p text:style-name="Standard">hive&gt; <text:span text:style-name="T1">create database db1;</text:span></text:p>
      <text:p text:style-name="Standard">OK</text:p>
      <text:p text:style-name="Standard">Time taken: 0.166 seconds</text:p>
      <text:p text:style-name="P2">hive&gt; use db1;</text:p>
      <text:p text:style-name="Standard">OK</text:p>
      <text:p text:style-name="Standard">Time taken: 0.024 seconds</text:p>
      <text:p text:style-name="P2">hive&gt; create table flight (fno int, year int, dest varchar(10),delay float);</text:p>
      <text:p text:style-name="Standard">OK</text:p>
      <text:p text:style-name="Standard">Time taken: 0.57 seconds</text:p>
      <text:p text:style-name="P2">hive&gt; alter table flight rename to air_flight;</text:p>
      <text:p text:style-name="Standard">OK</text:p>
      <text:p text:style-name="Standard">Time taken: 0.301 seconds</text:p>
      <text:p text:style-name="P2">hive&gt; alter table air_flight add columns (source varchar(10));</text:p>
      <text:p text:style-name="Standard">OK</text:p>
      <text:p text:style-name="Standard">Time taken: 0.113 seconds</text:p>
      <text:p text:style-name="Standard"/>
      <text:p text:style-name="P2">hive&gt; create table flight (fno int, year int, dest varchar(10),delay float);</text:p>
      <text:p text:style-name="Standard">OK</text:p>
      <text:p text:style-name="Standard">Time taken: 0.077 seconds</text:p>
      <text:p text:style-name="P2">hive&gt; insert into flight values (123, 2009, "Mumbai", 30.0);</text:p>
      <text:p text:style-name="Standard">Query ID = hdoop_20230215150648_bf6af3dc-e5ef-4e0a-8678-3605acfade78</text:p>
      <text:p text:style-name="Standard">Total jobs = 3</text:p>
      <text:p text:style-name="Standard">Launching Job 1 out of 3</text:p>
      <text:p text:style-name="Standard">Number of reduce tasks determined at compile time: 1</text:p>
      <text:p text:style-name="Standard">In order to change the average load for a reducer (in bytes):</text:p>
      <text:p text:style-name="Standard"><text:s text:c="2"/>set hive.exec.reducers.bytes.per.reducer=&lt;number&gt;</text:p>
      <text:p text:style-name="Standard">In order to limit the maximum number of reducers:</text:p>
      <text:p text:style-name="Standard"><text:s text:c="2"/>set hive.exec.reducers.max=&lt;number&gt;</text:p>
      <text:p text:style-name="Standard"><text:soft-page-break/>In order to set a constant number of reducers:</text:p>
      <text:p text:style-name="Standard"><text:s text:c="2"/>set mapreduce.job.reduces=&lt;number&gt;</text:p>
      <text:p text:style-name="Standard">Starting Job = job_1676451842726_0001, Tracking URL = http://Vilas:8088/proxy/application_1676451842726_0001/</text:p>
      <text:p text:style-name="Standard">Kill Command = /home/hdoop/hadoop-3.2.3/bin/mapred job <text:s/>-kill job_1676451842726_0001</text:p>
      <text:p text:style-name="Standard">Hadoop job information for Stage-1: number of mappers: 1; number of reducers: 1</text:p>
      <text:p text:style-name="Standard">2023-02-15 15:07:01,510 Stage-1 map = 0%, <text:s/>reduce = 0%</text:p>
      <text:p text:style-name="Standard">2023-02-15 15:07:06,823 Stage-1 map = 100%, <text:s/>reduce = 0%, Cumulative CPU 2.53 sec</text:p>
      <text:p text:style-name="Standard">2023-02-15 15:07:12,058 Stage-1 map = 100%, <text:s/>reduce = 100%, Cumulative CPU 4.24 sec</text:p>
      <text:p text:style-name="Standard">MapReduce Total cumulative CPU time: 4 seconds 240 msec</text:p>
      <text:p text:style-name="Standard">Ended Job = job_1676451842726_0001</text:p>
      <text:p text:style-name="Standard">Stage-4 is selected by condition resolver.</text:p>
      <text:p text:style-name="Standard">Stage-3 is filtered out by condition resolver.</text:p>
      <text:p text:style-name="Standard">Stage-5 is filtered out by condition resolver.</text:p>
      <text:p text:style-name="Standard">Moving data to directory hdfs://localhost:9000/user/hive/warehouse/db1.db/flight/.hive-staging_hive_2023-02-15_15-06-48_354_6938479179545208306-1/-ext-10000</text:p>
      <text:p text:style-name="Standard">Loading data to table db1.flight</text:p>
      <text:p text:style-name="Standard">MapReduce Jobs Launched: </text:p>
      <text:p text:style-name="Standard">Stage-Stage-1: Map: 1 <text:s/>Reduce: 1 <text:s text:c="2"/>Cumulative CPU: 4.24 sec <text:s text:c="2"/>HDFS Read: 19909 HDFS Write: 329 SUCCESS</text:p>
      <text:p text:style-name="Standard">Total MapReduce CPU Time Spent: 4 seconds 240 msec</text:p>
      <text:p text:style-name="Standard">OK</text:p>
      <text:p text:style-name="Standard">Time taken: 25.294 seconds</text:p>
      <text:p text:style-name="P2">hive&gt; insert into flight values (342, 2008, "Nagpur", 13.0);</text:p>
      <text:p text:style-name="Standard">Query ID = hdoop_20230215150834_71fba7bb-934f-4a2a-b377-c431eca2244c</text:p>
      <text:p text:style-name="Standard">Total jobs = 3</text:p>
      <text:p text:style-name="Standard">Launching Job 1 out of 3</text:p>
      <text:p text:style-name="Standard">Number of reduce tasks determined at compile time: 1</text:p>
      <text:p text:style-name="Standard"><text:soft-page-break/>In order to change the average load for a reducer (in bytes):</text:p>
      <text:p text:style-name="Standard"><text:s text:c="2"/>set hive.exec.reducers.bytes.per.reducer=&lt;number&gt;</text:p>
      <text:p text:style-name="Standard">In order to limit the maximum number of reducers:</text:p>
      <text:p text:style-name="Standard"><text:s text:c="2"/>set hive.exec.reducers.max=&lt;number&gt;</text:p>
      <text:p text:style-name="Standard">In order to set a constant number of reducers:</text:p>
      <text:p text:style-name="Standard"><text:s text:c="2"/>set mapreduce.job.reduces=&lt;number&gt;</text:p>
      <text:p text:style-name="Standard">Starting Job = job_1676451842726_0002, Tracking URL = http://Vilas:8088/proxy/application_1676451842726_0002/</text:p>
      <text:p text:style-name="Standard">Kill Command = /home/hdoop/hadoop-3.2.3/bin/mapred job <text:s/>-kill job_1676451842726_0002</text:p>
      <text:p text:style-name="Standard">Hadoop job information for Stage-1: number of mappers: 1; number of reducers: 1</text:p>
      <text:p text:style-name="Standard">2023-02-15 15:08:42,045 Stage-1 map = 0%, <text:s/>reduce = 0%</text:p>
      <text:p text:style-name="Standard">2023-02-15 15:08:46,221 Stage-1 map = 100%, <text:s/>reduce = 0%, Cumulative CPU 2.1 sec</text:p>
      <text:p text:style-name="Standard">2023-02-15 15:08:51,443 Stage-1 map = 100%, <text:s/>reduce = 100%, Cumulative CPU 3.83 sec</text:p>
      <text:p text:style-name="Standard">MapReduce Total cumulative CPU time: 3 seconds 830 msec</text:p>
      <text:p text:style-name="Standard">Ended Job = job_1676451842726_0002</text:p>
      <text:p text:style-name="Standard">Stage-4 is selected by condition resolver.</text:p>
      <text:p text:style-name="Standard">Stage-3 is filtered out by condition resolver.</text:p>
      <text:p text:style-name="Standard">Stage-5 is filtered out by condition resolver.</text:p>
      <text:p text:style-name="Standard">Moving data to directory hdfs://localhost:9000/user/hive/warehouse/db1.db/flight/.hive-staging_hive_2023-02-15_15-08-34_835_5364928944525974887-1/-ext-10000</text:p>
      <text:p text:style-name="Standard">Loading data to table db1.flight</text:p>
      <text:p text:style-name="Standard">MapReduce Jobs Launched: </text:p>
      <text:p text:style-name="Standard">Stage-Stage-1: Map: 1 <text:s/>Reduce: 1 <text:s text:c="2"/>Cumulative CPU: 3.83 sec <text:s text:c="2"/>HDFS Read: 19959 HDFS Write: 329 SUCCESS</text:p>
      <text:p text:style-name="Standard">Total MapReduce CPU Time Spent: 3 seconds 830 msec</text:p>
      <text:p text:style-name="Standard">OK</text:p>
      <text:p text:style-name="Standard">Time taken: 17.934 seconds</text:p>
      <text:p text:style-name="P2">hive&gt; insert into flight values (232, 2008, "Pune", 0.0);</text:p>
      <text:p text:style-name="Standard"><text:soft-page-break/>Query ID = hdoop_20230215151006_7764d05b-1427-4db5-a1b8-8bb7f573b696</text:p>
      <text:p text:style-name="Standard">Total jobs = 3</text:p>
      <text:p text:style-name="Standard">Launching Job 1 out of 3</text:p>
      <text:p text:style-name="Standard">Number of reduce tasks determined at compile time: 1</text:p>
      <text:p text:style-name="Standard">In order to change the average load for a reducer (in bytes):</text:p>
      <text:p text:style-name="Standard"><text:s text:c="2"/>set hive.exec.reducers.bytes.per.reducer=&lt;number&gt;</text:p>
      <text:p text:style-name="Standard">In order to limit the maximum number of reducers:</text:p>
      <text:p text:style-name="Standard"><text:s text:c="2"/>set hive.exec.reducers.max=&lt;number&gt;</text:p>
      <text:p text:style-name="Standard">In order to set a constant number of reducers:</text:p>
      <text:p text:style-name="Standard"><text:s text:c="2"/>set mapreduce.job.reduces=&lt;number&gt;</text:p>
      <text:p text:style-name="Standard">Starting Job = job_1676451842726_0003, Tracking URL = http://Vilas:8088/proxy/application_1676451842726_0003/</text:p>
      <text:p text:style-name="Standard">Kill Command = /home/hdoop/hadoop-3.2.3/bin/mapred job <text:s/>-kill job_1676451842726_0003</text:p>
      <text:p text:style-name="Standard">Hadoop job information for Stage-1: number of mappers: 1; number of reducers: 1</text:p>
      <text:p text:style-name="Standard">2023-02-15 15:10:12,045 Stage-1 map = 0%, <text:s/>reduce = 0%</text:p>
      <text:p text:style-name="Standard">2023-02-15 15:10:17,229 Stage-1 map = 100%, <text:s/>reduce = 0%, Cumulative CPU 1.99 sec</text:p>
      <text:p text:style-name="Standard">2023-02-15 15:10:22,390 Stage-1 map = 100%, <text:s/>reduce = 100%, Cumulative CPU 3.53 sec</text:p>
      <text:p text:style-name="Standard">MapReduce Total cumulative CPU time: 3 seconds 530 msec</text:p>
      <text:p text:style-name="Standard">Ended Job = job_1676451842726_0003</text:p>
      <text:p text:style-name="Standard">Stage-4 is selected by condition resolver.</text:p>
      <text:p text:style-name="Standard">Stage-3 is filtered out by condition resolver.</text:p>
      <text:p text:style-name="Standard">Stage-5 is filtered out by condition resolver.</text:p>
      <text:p text:style-name="Standard">Moving data to directory hdfs://localhost:9000/user/hive/warehouse/db1.db/flight/.hive-staging_hive_2023-02-15_15-10-06_240_441861707707878869-1/-ext-10000</text:p>
      <text:p text:style-name="Standard">Loading data to table db1.flight</text:p>
      <text:p text:style-name="Standard">MapReduce Jobs Launched: </text:p>
      <text:p text:style-name="Standard">Stage-Stage-1: Map: 1 <text:s/>Reduce: 1 <text:s text:c="2"/>Cumulative CPU: 3.53 sec <text:s text:c="2"/>HDFS Read: 19930 HDFS Write: 324 SUCCESS</text:p>
      <text:p text:style-name="Standard"><text:soft-page-break/>Total MapReduce CPU Time Spent: 3 seconds 530 msec</text:p>
      <text:p text:style-name="Standard">OK</text:p>
      <text:p text:style-name="Standard">Time taken: 17.455 seconds</text:p>
      <text:p text:style-name="P2">hive&gt; insert into flight values (103, 2009, "Nashik",10.0);</text:p>
      <text:p text:style-name="Standard">Query ID = hdoop_20230215151102_df08a4dc-718f-4bed-88e3-bdb27bca224c</text:p>
      <text:p text:style-name="Standard">Total jobs = 3</text:p>
      <text:p text:style-name="Standard">Launching Job 1 out of 3</text:p>
      <text:p text:style-name="Standard">Number of reduce tasks determined at compile time: 1</text:p>
      <text:p text:style-name="Standard">In order to change the average load for a reducer (in bytes):</text:p>
      <text:p text:style-name="Standard"><text:s text:c="2"/>set hive.exec.reducers.bytes.per.reducer=&lt;number&gt;</text:p>
      <text:p text:style-name="Standard">In order to limit the maximum number of reducers:</text:p>
      <text:p text:style-name="Standard"><text:s text:c="2"/>set hive.exec.reducers.max=&lt;number&gt;</text:p>
      <text:p text:style-name="Standard">In order to set a constant number of reducers:</text:p>
      <text:p text:style-name="Standard"><text:s text:c="2"/>set mapreduce.job.reduces=&lt;number&gt;</text:p>
      <text:p text:style-name="Standard">Starting Job = job_1676451842726_0004, Tracking URL = http://Vilas:8088/proxy/application_1676451842726_0004/</text:p>
      <text:p text:style-name="Standard">Kill Command = /home/hdoop/hadoop-3.2.3/bin/mapred job <text:s/>-kill job_1676451842726_0004</text:p>
      <text:p text:style-name="Standard">Hadoop job information for Stage-1: number of mappers: 1; number of reducers: 1</text:p>
      <text:p text:style-name="Standard">2023-02-15 15:11:08,325 Stage-1 map = 0%, <text:s/>reduce = 0%</text:p>
      <text:p text:style-name="Standard">2023-02-15 15:11:13,560 Stage-1 map = 100%, <text:s/>reduce = 0%, Cumulative CPU 2.03 sec</text:p>
      <text:p text:style-name="Standard">2023-02-15 15:11:17,699 Stage-1 map = 100%, <text:s/>reduce = 100%, Cumulative CPU 3.45 sec</text:p>
      <text:p text:style-name="Standard">MapReduce Total cumulative CPU time: 3 seconds 450 msec</text:p>
      <text:p text:style-name="Standard">Ended Job = job_1676451842726_0004</text:p>
      <text:p text:style-name="Standard">Stage-4 is selected by condition resolver.</text:p>
      <text:p text:style-name="Standard">Stage-3 is filtered out by condition resolver.</text:p>
      <text:p text:style-name="Standard">Stage-5 is filtered out by condition resolver.</text:p>
      <text:p text:style-name="Standard">Moving data to directory hdfs://localhost:9000/user/hive/warehouse/db1.db/flight/.hive-staging_hive_2023-02-15_15-11-02_195_183865862255359144-1/-ext-10000</text:p>
      <text:p text:style-name="Standard"><text:soft-page-break/>Loading data to table db1.flight</text:p>
      <text:p text:style-name="Standard">MapReduce Jobs Launched: </text:p>
      <text:p text:style-name="Standard">Stage-Stage-1: Map: 1 <text:s/>Reduce: 1 <text:s text:c="2"/>Cumulative CPU: 3.45 sec <text:s text:c="2"/>HDFS Read: 19955 HDFS Write: 329 SUCCESS</text:p>
      <text:p text:style-name="Standard">Total MapReduce CPU Time Spent: 3 seconds 450 msec</text:p>
      <text:p text:style-name="Standard">OK</text:p>
      <text:p text:style-name="Standard">Time taken: 16.801 seconds</text:p>
      <text:p text:style-name="P2">hive&gt; select * from flight;</text:p>
      <text:p text:style-name="Standard">OK</text:p>
      <text:p text:style-name="Standard">123<text:tab/>2009<text:tab/>Mumbai<text:tab/>30.0</text:p>
      <text:p text:style-name="Standard">342<text:tab/>2008<text:tab/>Nagpur<text:tab/>13.0</text:p>
      <text:p text:style-name="Standard">232<text:tab/>2008<text:tab/>Pune<text:tab/>0.0</text:p>
      <text:p text:style-name="Standard">103<text:tab/>2009<text:tab/>Nashik<text:tab/>10.0</text:p>
      <text:p text:style-name="Standard">Time taken: 0.146 seconds, Fetched: 4 row(s)</text:p>
      <text:p text:style-name="P2">hive&gt; create table nflight (fno int, year int,source varchar(10))</text:p>
      <text:p text:style-name="P2"><text:s text:c="4"/>&gt; row format delimited</text:p>
      <text:p text:style-name="P2"><text:s text:c="4"/>&gt; fields terminated by ','</text:p>
      <text:p text:style-name="P2"><text:s text:c="4"/>&gt; lines terminated by '\n'</text:p>
      <text:p text:style-name="P2"><text:s text:c="4"/>&gt; stored as textfile;</text:p>
      <text:p text:style-name="P2">OK</text:p>
      <text:p text:style-name="P2">Time taken: 0.075 seconds</text:p>
      <text:p text:style-name="P2">hive&gt; select * from nflight;</text:p>
      <text:p text:style-name="P2">OK</text:p>
      <text:p text:style-name="Standard">Time taken: 0.116 seconds</text:p>
      <text:p text:style-name="P2">hive&gt; insert into nflight values (121, 2010, "Mumbai");</text:p>
      <text:p text:style-name="Standard">Query ID = hdoop_20230215152444_3425c6fd-6210-4a2f-bf69-d582fd07ff02</text:p>
      <text:p text:style-name="Standard">Total jobs = 3</text:p>
      <text:p text:style-name="Standard">Launching Job 1 out of 3</text:p>
      <text:p text:style-name="Standard">Number of reduce tasks determined at compile time: 1</text:p>
      <text:p text:style-name="Standard">In order to change the average load for a reducer (in bytes):</text:p>
      <text:p text:style-name="Standard"><text:soft-page-break/><text:s text:c="2"/>set hive.exec.reducers.bytes.per.reducer=&lt;number&gt;</text:p>
      <text:p text:style-name="Standard">In order to limit the maximum number of reducers:</text:p>
      <text:p text:style-name="Standard"><text:s text:c="2"/>set hive.exec.reducers.max=&lt;number&gt;</text:p>
      <text:p text:style-name="Standard">In order to set a constant number of reducers:</text:p>
      <text:p text:style-name="Standard"><text:s text:c="2"/>set mapreduce.job.reduces=&lt;number&gt;</text:p>
      <text:p text:style-name="Standard">Starting Job = job_1676451842726_0005, Tracking URL = http://Vilas:8088/proxy/application_1676451842726_0005/</text:p>
      <text:p text:style-name="Standard">Kill Command = /home/hdoop/hadoop-3.2.3/bin/mapred job <text:s/>-kill job_1676451842726_0005</text:p>
      <text:p text:style-name="Standard">Hadoop job information for Stage-1: number of mappers: 1; number of reducers: 1</text:p>
      <text:p text:style-name="Standard">2023-02-15 15:24:50,340 Stage-1 map = 0%, <text:s/>reduce = 0%</text:p>
      <text:p text:style-name="Standard">2023-02-15 15:24:55,528 Stage-1 map = 100%, <text:s/>reduce = 0%, Cumulative CPU 1.62 sec</text:p>
      <text:p text:style-name="Standard">2023-02-15 15:24:59,626 Stage-1 map = 100%, <text:s/>reduce = 100%, Cumulative CPU 3.01 sec</text:p>
      <text:p text:style-name="Standard">MapReduce Total cumulative CPU time: 3 seconds 10 msec</text:p>
      <text:p text:style-name="Standard">Ended Job = job_1676451842726_0005</text:p>
      <text:p text:style-name="Standard">Stage-4 is selected by condition resolver.</text:p>
      <text:p text:style-name="Standard">Stage-3 is filtered out by condition resolver.</text:p>
      <text:p text:style-name="Standard">Stage-5 is filtered out by condition resolver.</text:p>
      <text:p text:style-name="Standard">Moving data to directory hdfs://localhost:9000/user/hive/warehouse/db1.db/nflight/.hive-staging_hive_2023-02-15_15-24-44_201_4712919051432401157-1/-ext-10000</text:p>
      <text:p text:style-name="Standard">Loading data to table db1.nflight</text:p>
      <text:p text:style-name="Standard">MapReduce Jobs Launched: </text:p>
      <text:p text:style-name="Standard">Stage-Stage-1: Map: 1 <text:s/>Reduce: 1 <text:s text:c="2"/>Cumulative CPU: 3.01 sec <text:s text:c="2"/>HDFS Read: 17105 HDFS Write: 286 SUCCESS</text:p>
      <text:p text:style-name="Standard">Total MapReduce CPU Time Spent: 3 seconds 10 msec</text:p>
      <text:p text:style-name="Standard">OK</text:p>
      <text:p text:style-name="Standard">Time taken: 17.791 seconds</text:p>
      <text:p text:style-name="P2">hive&gt; insert into nflight values (133, 2003, "Pen");</text:p>
      <text:p text:style-name="Standard">Query ID = hdoop_20230215152535_bcc67bf0-1ead-41c6-8aef-f0f535bee49a</text:p>
      <text:p text:style-name="Standard"><text:soft-page-break/>Total jobs = 3</text:p>
      <text:p text:style-name="Standard">Launching Job 1 out of 3</text:p>
      <text:p text:style-name="Standard">Number of reduce tasks determined at compile time: 1</text:p>
      <text:p text:style-name="Standard">In order to change the average load for a reducer (in bytes):</text:p>
      <text:p text:style-name="Standard"><text:s text:c="2"/>set hive.exec.reducers.bytes.per.reducer=&lt;number&gt;</text:p>
      <text:p text:style-name="Standard">In order to limit the maximum number of reducers:</text:p>
      <text:p text:style-name="Standard"><text:s text:c="2"/>set hive.exec.reducers.max=&lt;number&gt;</text:p>
      <text:p text:style-name="Standard">In order to set a constant number of reducers:</text:p>
      <text:p text:style-name="Standard"><text:s text:c="2"/>set mapreduce.job.reduces=&lt;number&gt;</text:p>
      <text:p text:style-name="Standard">Starting Job = job_1676451842726_0006, Tracking URL = http://Vilas:8088/proxy/application_1676451842726_0006/</text:p>
      <text:p text:style-name="Standard">Kill Command = /home/hdoop/hadoop-3.2.3/bin/mapred job <text:s/>-kill job_1676451842726_0006</text:p>
      <text:p text:style-name="Standard">Hadoop job information for Stage-1: number of mappers: 1; number of reducers: 1</text:p>
      <text:p text:style-name="Standard">2023-02-15 15:25:42,681 Stage-1 map = 0%, <text:s/>reduce = 0%</text:p>
      <text:p text:style-name="Standard">2023-02-15 15:25:46,817 Stage-1 map = 100%, <text:s/>reduce = 0%, Cumulative CPU 1.74 sec</text:p>
      <text:p text:style-name="Standard">2023-02-15 15:25:51,963 Stage-1 map = 100%, <text:s/>reduce = 100%, Cumulative CPU 3.2 sec</text:p>
      <text:p text:style-name="Standard">MapReduce Total cumulative CPU time: 3 seconds 200 msec</text:p>
      <text:p text:style-name="Standard">Ended Job = job_1676451842726_0006</text:p>
      <text:p text:style-name="Standard">Stage-4 is selected by condition resolver.</text:p>
      <text:p text:style-name="Standard">Stage-3 is filtered out by condition resolver.</text:p>
      <text:p text:style-name="Standard">Stage-5 is filtered out by condition resolver.</text:p>
      <text:p text:style-name="Standard">Moving data to directory hdfs://localhost:9000/user/hive/warehouse/db1.db/nflight/.hive-staging_hive_2023-02-15_15-25-35_469_2952316528290481014-1/-ext-10000</text:p>
      <text:p text:style-name="Standard">Loading data to table db1.nflight</text:p>
      <text:p text:style-name="Standard">MapReduce Jobs Launched: </text:p>
      <text:p text:style-name="Standard">Stage-Stage-1: Map: 1 <text:s/>Reduce: 1 <text:s text:c="2"/>Cumulative CPU: 3.2 sec <text:s text:c="2"/>HDFS Read: 17095 HDFS Write: 283 SUCCESS</text:p>
      <text:p text:style-name="Standard">Total MapReduce CPU Time Spent: 3 seconds 200 msec</text:p>
      <text:p text:style-name="Standard"><text:soft-page-break/>OK</text:p>
      <text:p text:style-name="Standard">Time taken: 17.771 seconds</text:p>
      <text:p text:style-name="P2">hive&gt; insert into nflight values (191, 2003, "Delhi");</text:p>
      <text:p text:style-name="Standard">Query ID = hdoop_20230215152616_af0a2e25-a575-4e64-9fc3-0e4976b40182</text:p>
      <text:p text:style-name="Standard">Total jobs = 3</text:p>
      <text:p text:style-name="Standard">Launching Job 1 out of 3</text:p>
      <text:p text:style-name="Standard">Number of reduce tasks determined at compile time: 1</text:p>
      <text:p text:style-name="Standard">In order to change the average load for a reducer (in bytes):</text:p>
      <text:p text:style-name="Standard"><text:s text:c="2"/>set hive.exec.reducers.bytes.per.reducer=&lt;number&gt;</text:p>
      <text:p text:style-name="Standard">In order to limit the maximum number of reducers:</text:p>
      <text:p text:style-name="Standard"><text:s text:c="2"/>set hive.exec.reducers.max=&lt;number&gt;</text:p>
      <text:p text:style-name="Standard">In order to set a constant number of reducers:</text:p>
      <text:p text:style-name="Standard"><text:s text:c="2"/>set mapreduce.job.reduces=&lt;number&gt;</text:p>
      <text:p text:style-name="Standard">Starting Job = job_1676451842726_0007, Tracking URL = http://Vilas:8088/proxy/application_1676451842726_0007/</text:p>
      <text:p text:style-name="Standard">Kill Command = /home/hdoop/hadoop-3.2.3/bin/mapred job <text:s/>-kill job_1676451842726_0007</text:p>
      <text:p text:style-name="Standard">Hadoop job information for Stage-1: number of mappers: 1; number of reducers: 1</text:p>
      <text:p text:style-name="Standard">2023-02-15 15:26:22,542 Stage-1 map = 0%, <text:s/>reduce = 0%</text:p>
      <text:p text:style-name="Standard">2023-02-15 15:26:27,695 Stage-1 map = 100%, <text:s/>reduce = 0%, Cumulative CPU 2.17 sec</text:p>
      <text:p text:style-name="Standard">2023-02-15 15:26:32,837 Stage-1 map = 100%, <text:s/>reduce = 100%, Cumulative CPU 3.4 sec</text:p>
      <text:p text:style-name="Standard">MapReduce Total cumulative CPU time: 3 seconds 400 msec</text:p>
      <text:p text:style-name="Standard">Ended Job = job_1676451842726_0007</text:p>
      <text:p text:style-name="Standard">Stage-4 is selected by condition resolver.</text:p>
      <text:p text:style-name="Standard">Stage-3 is filtered out by condition resolver.</text:p>
      <text:p text:style-name="Standard">Stage-5 is filtered out by condition resolver.</text:p>
      <text:p text:style-name="Standard">Moving data to directory hdfs://localhost:9000/user/hive/warehouse/db1.db/nflight/.hive-staging_hive_2023-02-15_15-26-16_434_3813121479365753233-1/-ext-10000</text:p>
      <text:p text:style-name="Standard">Loading data to table db1.nflight</text:p>
      <text:p text:style-name="Standard"><text:soft-page-break/>MapReduce Jobs Launched: </text:p>
      <text:p text:style-name="Standard">Stage-Stage-1: Map: 1 <text:s/>Reduce: 1 <text:s text:c="2"/>Cumulative CPU: 3.4 sec <text:s text:c="2"/>HDFS Read: 17105 HDFS Write: 285 SUCCESS</text:p>
      <text:p text:style-name="Standard">Total MapReduce CPU Time Spent: 3 seconds 400 msec</text:p>
      <text:p text:style-name="Standard">OK</text:p>
      <text:p text:style-name="Standard">Time taken: 17.696 seconds</text:p>
      <text:p text:style-name="P2">hive&gt; insert into nflight values (103, 2008, "Pune");</text:p>
      <text:p text:style-name="Standard">Query ID = hdoop_20230215152656_2c47b944-da2a-416d-93e0-d96d7a39de56</text:p>
      <text:p text:style-name="Standard">Total jobs = 3</text:p>
      <text:p text:style-name="Standard">Launching Job 1 out of 3</text:p>
      <text:p text:style-name="Standard">Number of reduce tasks determined at compile time: 1</text:p>
      <text:p text:style-name="Standard">In order to change the average load for a reducer (in bytes):</text:p>
      <text:p text:style-name="Standard"><text:s text:c="2"/>set hive.exec.reducers.bytes.per.reducer=&lt;number&gt;</text:p>
      <text:p text:style-name="Standard">In order to limit the maximum number of reducers:</text:p>
      <text:p text:style-name="Standard"><text:s text:c="2"/>set hive.exec.reducers.max=&lt;number&gt;</text:p>
      <text:p text:style-name="Standard">In order to set a constant number of reducers:</text:p>
      <text:p text:style-name="Standard"><text:s text:c="2"/>set mapreduce.job.reduces=&lt;number&gt;</text:p>
      <text:p text:style-name="Standard">Starting Job = job_1676451842726_0008, Tracking URL = http://Vilas:8088/proxy/application_1676451842726_0008/</text:p>
      <text:p text:style-name="Standard">Kill Command = /home/hdoop/hadoop-3.2.3/bin/mapred job <text:s/>-kill job_1676451842726_0008</text:p>
      <text:p text:style-name="Standard">Hadoop job information for Stage-1: number of mappers: 1; number of reducers: 1</text:p>
      <text:p text:style-name="Standard">2023-02-15 15:27:02,669 Stage-1 map = 0%, <text:s/>reduce = 0%</text:p>
      <text:p text:style-name="Standard">2023-02-15 15:27:07,829 Stage-1 map = 100%, <text:s/>reduce = 0%, Cumulative CPU 2.12 sec</text:p>
      <text:p text:style-name="Standard">2023-02-15 15:27:11,932 Stage-1 map = 100%, <text:s/>reduce = 100%, Cumulative CPU 3.82 sec</text:p>
      <text:p text:style-name="Standard">MapReduce Total cumulative CPU time: 3 seconds 820 msec</text:p>
      <text:p text:style-name="Standard">Ended Job = job_1676451842726_0008</text:p>
      <text:p text:style-name="Standard">Stage-4 is selected by condition resolver.</text:p>
      <text:p text:style-name="Standard">Stage-3 is filtered out by condition resolver.</text:p>
      <text:p text:style-name="Standard"><text:soft-page-break/>Stage-5 is filtered out by condition resolver.</text:p>
      <text:p text:style-name="Standard">Moving data to directory hdfs://localhost:9000/user/hive/warehouse/db1.db/nflight/.hive-staging_hive_2023-02-15_15-26-56_558_4534657061694124149-1/-ext-10000</text:p>
      <text:p text:style-name="Standard">Loading data to table db1.nflight</text:p>
      <text:p text:style-name="Standard">MapReduce Jobs Launched: </text:p>
      <text:p text:style-name="Standard">Stage-Stage-1: Map: 1 <text:s/>Reduce: 1 <text:s text:c="2"/>Cumulative CPU: 3.82 sec <text:s text:c="2"/>HDFS Read: 17098 HDFS Write: 284 SUCCESS</text:p>
      <text:p text:style-name="Standard">Total MapReduce CPU Time Spent: 3 seconds 820 msec</text:p>
      <text:p text:style-name="Standard">OK</text:p>
      <text:p text:style-name="Standard">Time taken: 17.703 seconds</text:p>
      <text:p text:style-name="P2">hive&gt; select * from nflight;</text:p>
      <text:p text:style-name="Standard">OK</text:p>
      <text:p text:style-name="Standard">121<text:tab/>2010<text:tab/>Mumbai</text:p>
      <text:p text:style-name="Standard">133<text:tab/>2003<text:tab/>Pen</text:p>
      <text:p text:style-name="Standard">191<text:tab/>2003<text:tab/>Delhi</text:p>
      <text:p text:style-name="Standard">103<text:tab/>2008<text:tab/>Pune</text:p>
      <text:p text:style-name="Standard">Time taken: 0.115 seconds, Fetched: 4 row(s)</text:p>
      <text:p text:style-name="P2">hive&gt; select a.fno, a.year, a.dest, a.delay, b.source</text:p>
      <text:p text:style-name="P2"><text:s text:c="4"/>&gt; from flight a join nflight b</text:p>
      <text:p text:style-name="P2"><text:s text:c="4"/>&gt; on (a.fno = b.fno) ;</text:p>
      <text:p text:style-name="Standard">Query ID = hdoop_20230215153105_e21e3598-da77-4472-bafa-28dae89689eb</text:p>
      <text:p text:style-name="Standard">Total jobs = 1</text:p>
      <text:p text:style-name="Standard">Execution completed successfully</text:p>
      <text:p text:style-name="Standard">MapredLocal task succeeded</text:p>
      <text:p text:style-name="Standard">Launching Job 1 out of 1</text:p>
      <text:p text:style-name="Standard">Number of reduce tasks is set to 0 since there's no reduce operator</text:p>
      <text:p text:style-name="Standard">Starting Job = job_1676451842726_0009, Tracking URL = http://Vilas:8088/proxy/application_1676451842726_0009/</text:p>
      <text:p text:style-name="Standard">Kill Command = /home/hdoop/hadoop-3.2.3/bin/mapred job <text:s/>-kill job_1676451842726_0009</text:p>
      <text:p text:style-name="Standard"><text:soft-page-break/>Hadoop job information for Stage-3: number of mappers: 1; number of reducers: 0</text:p>
      <text:p text:style-name="Standard">2023-02-15 15:31:17,526 Stage-3 map = 0%, <text:s/>reduce = 0%</text:p>
      <text:p text:style-name="Standard">2023-02-15 15:31:22,687 Stage-3 map = 100%, <text:s/>reduce = 0%, Cumulative CPU 2.1 sec</text:p>
      <text:p text:style-name="Standard">MapReduce Total cumulative CPU time: 2 seconds 100 msec</text:p>
      <text:p text:style-name="Standard">Ended Job = job_1676451842726_0009</text:p>
      <text:p text:style-name="Standard">MapReduce Jobs Launched: </text:p>
      <text:p text:style-name="Standard">Stage-Stage-3: Map: 1 <text:s text:c="2"/>Cumulative CPU: 2.1 sec <text:s text:c="2"/>HDFS Read: 10487 HDFS Write: 125 SUCCESS</text:p>
      <text:p text:style-name="Standard">Total MapReduce CPU Time Spent: 2 seconds 100 msec</text:p>
      <text:p text:style-name="Standard">OK</text:p>
      <text:p text:style-name="Standard">103<text:tab/>2009<text:tab/>Nashik<text:tab/>10.0<text:tab/>Pune</text:p>
      <text:p text:style-name="Standard">Time taken: 18.345 seconds, Fetched: 1 row(s)</text:p>
      <text:p text:style-name="P3">hive&gt; create index flight index on table flight(fno)</text:p>
      <text:p text:style-name="P3"><text:s text:c="4"/>&gt; as 'org.apache.hadoop.hive.ql.index.compactIndexHandler'</text:p>
      <text:p text:style-name="P3"><text:s text:c="4"/>&gt; WITH DEFERRED REBUILD;</text:p>
      <text:p text:style-name="P3">NoViableAltException(152@[917:1: ddlStatement : ( createDatabaseStatement | switchDatabaseStatement | dropDatabaseStatement | createTableStatement | dropTableStatement | truncateTableStatement | alterStatement | descStatement | showStatement | metastoreCheck | createViewStatement | createMaterializedViewStatement | dropViewStatement | dropMaterializedViewStatement | createFunctionStatement | createMacroStatement | dropFunctionStatement | reloadFunctionStatement | dropMacroStatement | analyzeStatement | lockStatement | unlockStatement | lockDatabase | unlockDatabase | createRoleStatement | dropRoleStatement | ( grantPrivileges )=&gt; grantPrivileges | ( revokePrivileges )=&gt; revokePrivileges | showGrants | showRoleGrants | showRolePrincipals | showRoles | grantRole | revokeRole | setRole | showCurrentRole | abortTransactionStatement | killQueryStatement | resourcePlanDdlStatements );])</text:p>
      <text:p text:style-name="P3"><text:tab/>at org.antlr.runtime.DFA.noViableAlt(DFA.java:158)</text:p>
      <text:p text:style-name="P3"><text:tab/>at org.antlr.runtime.DFA.predict(DFA.java:116)</text:p>
      <text:p text:style-name="P3"><text:tab/>at org.apache.hadoop.hive.ql.parse.HiveParser.ddlStatement(HiveParser.java:4244)</text:p>
      <text:p text:style-name="P3"><text:tab/>at org.apache.hadoop.hive.ql.parse.HiveParser.execStatement(HiveParser.java:2494)</text:p>
      <text:p text:style-name="P3"><text:soft-page-break/><text:tab/>at org.apache.hadoop.hive.ql.parse.HiveParser.statement(HiveParser.java:1420)</text:p>
      <text:p text:style-name="P3"><text:tab/>at org.apache.hadoop.hive.ql.parse.ParseDriver.parse(ParseDriver.java:220)</text:p>
      <text:p text:style-name="P3"><text:tab/>at org.apache.hadoop.hive.ql.parse.ParseUtils.parse(ParseUtils.java:74)</text:p>
      <text:p text:style-name="P3"><text:tab/>at org.apache.hadoop.hive.ql.parse.ParseUtils.parse(ParseUtils.java:67)</text:p>
      <text:p text:style-name="P3"><text:tab/>at org.apache.hadoop.hive.ql.Driver.compile(Driver.java:616)</text:p>
      <text:p text:style-name="P3"><text:tab/>at org.apache.hadoop.hive.ql.Driver.compileInternal(Driver.java:1826)</text:p>
      <text:p text:style-name="P3"><text:tab/>at org.apache.hadoop.hive.ql.Driver.compileAndRespond(Driver.java:1773)</text:p>
      <text:p text:style-name="P3"><text:tab/>at org.apache.hadoop.hive.ql.Driver.compileAndRespond(Driver.java:1768)</text:p>
      <text:p text:style-name="P3"><text:tab/>at org.apache.hadoop.hive.ql.reexec.ReExecDriver.compileAndRespond(ReExecDriver.java:126)</text:p>
      <text:p text:style-name="P3"><text:tab/>at org.apache.hadoop.hive.ql.reexec.ReExecDriver.run(ReExecDriver.java:214)</text:p>
      <text:p text:style-name="P3"><text:tab/>at org.apache.hadoop.hive.cli.CliDriver.processLocalCmd(CliDriver.java:239)</text:p>
      <text:p text:style-name="P3"><text:tab/>at org.apache.hadoop.hive.cli.CliDriver.processCmd(CliDriver.java:188)</text:p>
      <text:p text:style-name="P3"><text:tab/>at org.apache.hadoop.hive.cli.CliDriver.processLine(CliDriver.java:402)</text:p>
      <text:p text:style-name="P3"><text:tab/>at org.apache.hadoop.hive.cli.CliDriver.executeDriver(CliDriver.java:821)</text:p>
      <text:p text:style-name="P3"><text:tab/>at org.apache.hadoop.hive.cli.CliDriver.run(CliDriver.java:759)</text:p>
      <text:p text:style-name="P3"><text:tab/>at org.apache.hadoop.hive.cli.CliDriver.main(CliDriver.java:683)</text:p>
      <text:p text:style-name="P3"><text:tab/>at sun.reflect.NativeMethodAccessorImpl.invoke0(Native Method)</text:p>
      <text:p text:style-name="P3"><text:tab/>at sun.reflect.NativeMethodAccessorImpl.invoke(NativeMethodAccessorImpl.java:62)</text:p>
      <text:p text:style-name="P3"><text:tab/>at sun.reflect.DelegatingMethodAccessorImpl.invoke(DelegatingMethodAccessorImpl.java:43)</text:p>
      <text:p text:style-name="P3"><text:tab/>at java.lang.reflect.Method.invoke(Method.java:498)</text:p>
      <text:p text:style-name="P3"><text:tab/>at org.apache.hadoop.util.RunJar.run(RunJar.java:323)</text:p>
      <text:p text:style-name="P3"><text:tab/>at org.apache.hadoop.util.RunJar.main(RunJar.java:236)</text:p>
      <text:p text:style-name="P3">FAILED: ParseException line 1:7 cannot recognize input near 'create' 'index' 'flight' in ddl statement</text:p>
      <text:p text:style-name="P3">hive&gt; show table;</text:p>
      <text:p text:style-name="P3">MismatchedTokenException(-1!=123)</text:p>
      <text:p text:style-name="P3"><text:soft-page-break/><text:tab/>at org.antlr.runtime.BaseRecognizer.recoverFromMismatchedToken(BaseRecognizer.java:617)</text:p>
      <text:p text:style-name="P3"><text:tab/>at org.antlr.runtime.BaseRecognizer.match(BaseRecognizer.java:115)</text:p>
      <text:p text:style-name="P3"><text:tab/>at org.apache.hadoop.hive.ql.parse.HiveParser.showStatement(HiveParser.java:17915)</text:p>
      <text:p text:style-name="P3"><text:tab/>at org.apache.hadoop.hive.ql.parse.HiveParser.ddlStatement(HiveParser.java:4365)</text:p>
      <text:p text:style-name="P3"><text:tab/>at org.apache.hadoop.hive.ql.parse.HiveParser.execStatement(HiveParser.java:2494)</text:p>
      <text:p text:style-name="P3"><text:tab/>at org.apache.hadoop.hive.ql.parse.HiveParser.statement(HiveParser.java:1420)</text:p>
      <text:p text:style-name="P3"><text:tab/>at org.apache.hadoop.hive.ql.parse.ParseDriver.parse(ParseDriver.java:220)</text:p>
      <text:p text:style-name="P3"><text:tab/>at org.apache.hadoop.hive.ql.parse.ParseUtils.parse(ParseUtils.java:74)</text:p>
      <text:p text:style-name="P3"><text:tab/>at org.apache.hadoop.hive.ql.parse.ParseUtils.parse(ParseUtils.java:67)</text:p>
      <text:p text:style-name="P3"><text:tab/>at org.apache.hadoop.hive.ql.Driver.compile(Driver.java:616)</text:p>
      <text:p text:style-name="P3"><text:tab/>at org.apache.hadoop.hive.ql.Driver.compileInternal(Driver.java:1826)</text:p>
      <text:p text:style-name="P3"><text:tab/>at org.apache.hadoop.hive.ql.Driver.compileAndRespond(Driver.java:1773)</text:p>
      <text:p text:style-name="P3"><text:tab/>at org.apache.hadoop.hive.ql.Driver.compileAndRespond(Driver.java:1768)</text:p>
      <text:p text:style-name="P3"><text:tab/>at org.apache.hadoop.hive.ql.reexec.ReExecDriver.compileAndRespond(ReExecDriver.java:126)</text:p>
      <text:p text:style-name="P3"><text:tab/>at org.apache.hadoop.hive.ql.reexec.ReExecDriver.run(ReExecDriver.java:214)</text:p>
      <text:p text:style-name="P3"><text:tab/>at org.apache.hadoop.hive.cli.CliDriver.processLocalCmd(CliDriver.java:239)</text:p>
      <text:p text:style-name="P3"><text:tab/>at org.apache.hadoop.hive.cli.CliDriver.processCmd(CliDriver.java:188)</text:p>
      <text:p text:style-name="P3"><text:tab/>at org.apache.hadoop.hive.cli.CliDriver.processLine(CliDriver.java:402)</text:p>
      <text:p text:style-name="P3"><text:tab/>at org.apache.hadoop.hive.cli.CliDriver.executeDriver(CliDriver.java:821)</text:p>
      <text:p text:style-name="P3"><text:tab/>at org.apache.hadoop.hive.cli.CliDriver.run(CliDriver.java:759)</text:p>
      <text:p text:style-name="P3"><text:tab/>at org.apache.hadoop.hive.cli.CliDriver.main(CliDriver.java:683)</text:p>
      <text:p text:style-name="P3"><text:tab/>at sun.reflect.NativeMethodAccessorImpl.invoke0(Native Method)</text:p>
      <text:p text:style-name="P3"><text:tab/>at sun.reflect.NativeMethodAccessorImpl.invoke(NativeMethodAccessorImpl.java:62)</text:p>
      <text:p text:style-name="P3"><text:soft-page-break/><text:tab/>at sun.reflect.DelegatingMethodAccessorImpl.invoke(DelegatingMethodAccessorImpl.java:43)</text:p>
      <text:p text:style-name="P3"><text:tab/>at java.lang.reflect.Method.invoke(Method.java:498)</text:p>
      <text:p text:style-name="P3"><text:tab/>at org.apache.hadoop.util.RunJar.run(RunJar.java:323)</text:p>
      <text:p text:style-name="P3"><text:tab/>at org.apache.hadoop.util.RunJar.main(RunJar.java:236)</text:p>
      <text:p text:style-name="P3">FAILED: ParseException line 1:10 mismatched input '&lt;EOF&gt;' expecting EXTENDED near 'table' in show statement</text:p>
      <text:p text:style-name="P2">hive&gt; show tables;</text:p>
      <text:p text:style-name="Standard">OK</text:p>
      <text:p text:style-name="Standard">air_flight</text:p>
      <text:p text:style-name="Standard">flight</text:p>
      <text:p text:style-name="Standard">nflight</text:p>
      <text:p text:style-name="Standard">Time taken: 0.039 seconds, Fetched: 3 row(s)</text:p>
      <text:p text:style-name="P2">hive&gt; select avg(delay) from flight where year = 2008;</text:p>
      <text:p text:style-name="Standard">Query ID = hdoop_20230215153559_be9c3887-7765-4d67-8007-aa792781d5ee</text:p>
      <text:p text:style-name="Standard">Total jobs = 1</text:p>
      <text:p text:style-name="Standard">Launching Job 1 out of 1</text:p>
      <text:p text:style-name="Standard">Number of reduce tasks determined at compile time: 1</text:p>
      <text:p text:style-name="Standard">In order to change the average load for a reducer (in bytes):</text:p>
      <text:p text:style-name="Standard"><text:s text:c="2"/>set hive.exec.reducers.bytes.per.reducer=&lt;number&gt;</text:p>
      <text:p text:style-name="Standard">In order to limit the maximum number of reducers:</text:p>
      <text:p text:style-name="Standard"><text:s text:c="2"/>set hive.exec.reducers.max=&lt;number&gt;</text:p>
      <text:p text:style-name="Standard">In order to set a constant number of reducers:</text:p>
      <text:p text:style-name="Standard"><text:s text:c="2"/>set mapreduce.job.reduces=&lt;number&gt;</text:p>
      <text:p text:style-name="Standard">Starting Job = job_1676451842726_0010, Tracking URL = http://Vilas:8088/proxy/application_1676451842726_0010/</text:p>
      <text:p text:style-name="Standard">Kill Command = /home/hdoop/hadoop-3.2.3/bin/mapred job <text:s/>-kill job_1676451842726_0010</text:p>
      <text:p text:style-name="Standard">Hadoop job information for Stage-1: number of mappers: 1; number of reducers: 1</text:p>
      <text:p text:style-name="Standard">2023-02-15 15:36:05,595 Stage-1 map = 0%, <text:s/>reduce = 0%</text:p>
      <text:p text:style-name="Standard"><text:soft-page-break/>2023-02-15 15:36:10,759 Stage-1 map = 100%, <text:s/>reduce = 0%, Cumulative CPU 2.01 sec</text:p>
      <text:p text:style-name="Standard">2023-02-15 15:36:15,904 Stage-1 map = 100%, <text:s/>reduce = 100%, Cumulative CPU 4.24 sec</text:p>
      <text:p text:style-name="Standard">MapReduce Total cumulative CPU time: 4 seconds 240 msec</text:p>
      <text:p text:style-name="Standard">Ended Job = job_1676451842726_0010</text:p>
      <text:p text:style-name="Standard">MapReduce Jobs Launched: </text:p>
      <text:p text:style-name="Standard">Stage-Stage-1: Map: 1 <text:s/>Reduce: 1 <text:s text:c="2"/>Cumulative CPU: 4.24 sec <text:s text:c="2"/>HDFS Read: 16854 HDFS Write: 103 SUCCESS</text:p>
      <text:p text:style-name="Standard">Total MapReduce CPU Time Spent: 4 seconds 240 msec</text:p>
      <text:p text:style-name="Standard">OK</text:p>
      <text:p text:style-name="P2">6.5</text:p>
      <text:p text:style-name="Standard">Time taken: 17.502 seconds, Fetched: 1 row(s)</text:p>
      <text:p text:style-name="Standard"/>
      <text:p text:style-name="Standard"/>
      <text:p text:style-name="P1">create csv file with three colums </text:p>
      <text:p text:style-name="P1">by using following commands</text:p>
      <text:p text:style-name="P1">touch ghonge.csv</text:p>
      <text:p text:style-name="P1">nano ghonge.csv</text:p>
      <text:p text:style-name="P1">then add values </text:p>
      <text:p text:style-name="P1">1,2,3</text:p>
      <text:p text:style-name="P1">2,3,4</text:p>
      <text:p text:style-name="P1">4,5,6</text:p>
      <text:p text:style-name="P1"/>
      <text:p text:style-name="Standard">hive&gt; create table soya(a char(10), b char(10), c char(10));</text:p>
      <text:p text:style-name="Standard">hive&gt; LOAD DATA LOCAL INPATH '/home/parallels/ghonge.csv' OVERWRITE INTO TABLE soya;</text:p>
      <text:p text:style-name="Standard">hive&gt; select * from soya;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las Ghonge</meta:initial-creator>
    <meta:editing-cycles>21</meta:editing-cycles>
    <meta:creation-date>2023-02-15T10:07:00</meta:creation-date>
    <dc:date>2023-05-26T01:11:03.968469969</dc:date>
    <meta:editing-duration>PT13M8S</meta:editing-duration>
    <meta:generator>LibreOffice/7.3.6.2$Linux_AARCH64 LibreOffice_project/30$Build-2</meta:generator>
    <meta:document-statistic meta:table-count="0" meta:image-count="0" meta:object-count="0" meta:page-count="19" meta:paragraph-count="477" meta:word-count="2954" meta:character-count="26116" meta:non-whitespace-character-count="23240"/>
    <meta:user-defined meta:name="AppVersion">16.0000</meta:user-defined>
    <meta:template xlink:type="simple" xlink:actuate="onRequest" xlink:title="Normal.dotm" xlink:href=""/>
  </office:meta>
</office:document-meta>
</file>